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E0000002E8677A98F019EE79B4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" svg:font-family="Calibri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96ab9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25cm" fo:padding-bottom="0.125cm" fo:padding-left="0.25cm" fo:padding-right="0.25cm" fo:wrap-option="wrap" draw:shadow-color="#808080"/>
      <style:paragraph-properties style:writing-mode="lr-tb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Predeterminado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3" style:family="presentation" style:parent-style-name="Titular1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Titular1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color="#000000" style:text-position="0% 100%" style:font-name="Calibri" fo:font-size="115pt" fo:language="es" fo:country="BO" fo:font-style="italic" fo:font-weight="bold" style:font-size-asian="115pt" style:language-asian="es" style:country-asian="BO" style:font-style-asian="italic" style:font-weight-asian="bold" style:font-size-complex="115pt" style:language-complex="es" style:country-complex="BO" style:font-style-complex="italic" style:font-weight-complex="bold"/>
    </style:style>
    <style:style style:name="T2" style:family="text">
      <style:text-properties fo:color="#000000" style:text-position="0% 100%" style:font-name="Calibri" fo:font-size="53pt" fo:language="es" fo:country="BO" fo:font-style="italic" fo:font-weight="bold" style:font-size-asian="53pt" style:language-asian="es" style:country-asian="BO" style:font-style-asian="italic" style:font-weight-asian="bold" style:font-size-complex="53pt" style:language-complex="es" style:country-complex="BO" style:font-style-complex="italic" style:font-weight-complex="bold"/>
    </style:style>
    <style:style style:name="T3" style:family="text">
      <style:text-properties fo:color="#000000" style:text-position="0% 100%" style:font-name="Calibri" fo:font-size="20pt" fo:language="es" fo:country="BO" fo:font-style="italic" fo:font-weight="bold" style:font-size-asian="20pt" style:language-asian="es" style:country-asian="BO" style:font-style-asian="italic" style:font-weight-asian="bold" style:font-size-complex="20pt" style:language-complex="es" style:country-complex="BO" style:font-style-complex="italic" style:font-weight-complex="bold"/>
    </style:style>
    <style:style style:name="T4" style:family="text">
      <style:text-properties fo:color="#000000" style:text-position="0% 100%" style:font-name="Calibri" fo:font-size="18pt" fo:language="es" fo:country="BO" fo:font-style="italic" fo:font-weight="bold" style:font-size-asian="18pt" style:language-asian="es" style:country-asian="BO" style:font-style-asian="italic" style:font-weight-asian="bold" style:font-size-complex="18pt" style:language-complex="es" style:country-complex="BO" style:font-style-complex="italic" style:font-weight-complex="bold"/>
    </style:style>
    <style:style style:name="T5" style:family="text">
      <style:text-properties fo:color="#000000" style:text-position="0% 100%" style:font-name="Calibri" fo:font-size="48pt" fo:language="es" fo:country="BO" fo:font-style="italic" fo:font-weight="bold" style:font-size-asian="48pt" style:language-asian="es" style:country-asian="BO" style:font-style-asian="italic" style:font-weight-asian="bold" style:font-size-complex="48pt" style:language-complex="es" style:country-complex="BO" style:font-style-complex="italic" style:font-weight-complex="bold"/>
    </style:style>
    <style:style style:name="T6" style:family="text">
      <style:text-properties fo:color="#000000" style:text-position="0% 100%" style:font-name="Calibri" fo:font-size="49pt" fo:language="es" fo:country="BO" fo:font-style="italic" fo:font-weight="bold" style:font-size-asian="49pt" style:language-asian="es" style:country-asian="BO" style:font-style-asian="italic" style:font-weight-asian="bold" style:font-size-complex="49pt" style:language-complex="es" style:country-complex="BO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1.59cm" svg:height="4.084cm" svg:x="1.905cm" svg:y="7.483cm" presentation:class="title" presentation:user-transformed="true">
          <draw:text-box>
            <text:list text:style-name="L1">
              <text:list-header>
                <text:p text:style-name="P1"><text:span text:style-name="T1">Aleluya</text:span></text:p>
              </text:list-header>
            </text:list>
          </draw:text-box>
        </draw:frame>
        <presentation:notes draw:style-name="dp2">
          <draw:page-thumbnail draw:layer="layout" svg:width="18.622cm" svg:height="10.478cm" svg:x="1.482cm" svg:y="2.121cm" draw:page-number="1" presentation:class="page"/>
          <draw:frame presentation:style-name="pr2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ular1" presentation:presentation-page-layout-name="AL2T11">
        <draw:frame presentation:style-name="pr3" draw:text-style-name="P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1"><text:span text:style-name="T2">(Aleluya, Aleluya, Aleluya al Rey)..(3)</text:span></text:p>
              </text:list-header>
            </text:list>
          </draw:text-box>
        </draw:frame>
        <draw:custom-shape draw:style-name="gr1" draw:text-style-name="P5" draw:layer="layout" svg:width="5.402cm" svg:height="1.098cm" svg:x="19.301cm" svg:y="17.326cm">
          <text:list text:style-name="L1">
            <text:list-header>
              <text:p text:style-name="P4"><text:span text:style-name="T3">Tu eres…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401/2"/>
            <draw:equation draw:name="f1" draw:formula="1099/2"/>
            <draw:equation draw:name="f2" draw:formula="1099"/>
            <draw:equation draw:name="f3" draw:formula="5401"/>
          </draw:enhanced-geometry>
        </draw:custom-shape>
        <presentation:notes draw:style-name="dp2">
          <draw:page-thumbnail draw:layer="layout" svg:width="18.622cm" svg:height="10.478cm" svg:x="1.482cm" svg:y="2.121cm" draw:page-number="2" presentation:class="page"/>
          <draw:frame presentation:style-name="pr4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ular1" presentation:presentation-page-layout-name="AL2T11">
        <draw:frame presentation:style-name="pr3" draw:text-style-name="P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1"><text:span text:style-name="T2">Tú eres …</text:span><text:span text:style-name="T2"><text:line-break/></text:span><text:span text:style-name="T2">(Justo y verdadero)</text:span><text:span text:style-name="T2"><text:line-break/></text:span><text:span text:style-name="T2">(Fiel y Consejero) </text:span><text:span text:style-name="T2"><text:line-break/></text:span><text:span text:style-name="T2">(Tu reino sea cercado)</text:span><text:span text:style-name="T2"><text:line-break/></text:span><text:span text:style-name="T2">(A este lugar)…(3)</text:span></text:p>
              </text:list-header>
            </text:list>
          </draw:text-box>
        </draw:frame>
        <draw:custom-shape draw:style-name="gr2" draw:text-style-name="P5" draw:layer="layout" svg:width="6.698cm" svg:height="1.013cm" svg:x="18.102cm" svg:y="17.524cm">
          <text:list text:style-name="L1">
            <text:list-header>
              <text:p text:style-name="P4"><text:span text:style-name="T4">Aleluya ,Aleluya…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6699/2"/>
            <draw:equation draw:name="f1" draw:formula="1014/2"/>
            <draw:equation draw:name="f2" draw:formula="1014"/>
            <draw:equation draw:name="f3" draw:formula="6699"/>
          </draw:enhanced-geometry>
        </draw:custom-shape>
        <presentation:notes draw:style-name="dp2">
          <draw:page-thumbnail draw:layer="layout" svg:width="13.97cm" svg:height="10.473cm" svg:x="3.81cm" svg:y="2.121cm" draw:page-number="3" presentation:class="page"/>
          <draw:frame presentation:style-name="pr4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ular1" presentation:presentation-page-layout-name="AL2T11">
        <draw:frame presentation:style-name="pr3" draw:text-style-name="P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1"><text:span text:style-name="T5">(Aleluya Aleluya Aleluya al Rey)..(3)</text:span></text:p>
              </text:list-header>
            </text:list>
          </draw:text-box>
        </draw:frame>
        <draw:custom-shape draw:style-name="gr3" draw:text-style-name="P5" draw:layer="layout" svg:width="7.4cm" svg:height="1.098cm" svg:x="17.299cm" svg:y="17.326cm">
          <text:list text:style-name="L1">
            <text:list-header>
              <text:p text:style-name="P4"><text:span text:style-name="T3">(Justo y verdadero)…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401/2"/>
            <draw:equation draw:name="f1" draw:formula="1099/2"/>
            <draw:equation draw:name="f2" draw:formula="1099"/>
            <draw:equation draw:name="f3" draw:formula="7401"/>
          </draw:enhanced-geometry>
        </draw:custom-shape>
        <presentation:notes draw:style-name="dp2">
          <draw:page-thumbnail draw:layer="layout" svg:width="13.97cm" svg:height="10.473cm" svg:x="3.81cm" svg:y="2.121cm" draw:page-number="4" presentation:class="page"/>
          <draw:frame presentation:style-name="pr4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ular1" presentation:presentation-page-layout-name="AL2T11">
        <draw:frame presentation:style-name="pr3" draw:text-style-name="P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1"><text:span text:style-name="T2">(Justo y verdadero)</text:span><text:span text:style-name="T2"><text:line-break/></text:span><text:span text:style-name="T2">(Fiel y Consejero) </text:span><text:span text:style-name="T2"><text:line-break/></text:span><text:span text:style-name="T2">(Tu reino sea cercado)</text:span><text:span text:style-name="T2"><text:line-break/></text:span><text:span text:style-name="T2">(A este lugar)…(3)</text:span></text:p>
              </text:list-header>
            </text:list>
          </draw:text-box>
        </draw:frame>
        <draw:custom-shape draw:style-name="gr4" draw:text-style-name="P5" draw:layer="layout" svg:width="6.698cm" svg:height="1.013cm" svg:x="18.102cm" svg:y="17.524cm">
          <text:list text:style-name="L1">
            <text:list-header>
              <text:p text:style-name="P4"><text:span text:style-name="T4">Aleluya ,Aleluya…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6699/2"/>
            <draw:equation draw:name="f1" draw:formula="1014/2"/>
            <draw:equation draw:name="f2" draw:formula="1014"/>
            <draw:equation draw:name="f3" draw:formula="6699"/>
          </draw:enhanced-geometry>
        </draw:custom-shape>
        <presentation:notes draw:style-name="dp2">
          <draw:page-thumbnail draw:layer="layout" svg:width="13.97cm" svg:height="10.473cm" svg:x="3.81cm" svg:y="2.121cm" draw:page-number="5" presentation:class="page"/>
          <draw:frame presentation:style-name="pr4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ular1" presentation:presentation-page-layout-name="AL2T11">
        <draw:frame presentation:style-name="pr3" draw:text-style-name="P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1"><text:span text:style-name="T5">(Aleluya, Aleluya, Aleluya al Rey)..(3)</text:span></text:p>
              </text:list-header>
            </text:list>
          </draw:text-box>
        </draw:frame>
        <draw:custom-shape draw:style-name="gr5" draw:text-style-name="P5" draw:layer="layout" svg:width="7.598cm" svg:height="1.098cm" svg:x="17.101cm" svg:y="17.326cm">
          <text:list text:style-name="L1">
            <text:list-header>
              <text:p text:style-name="P4"><text:span text:style-name="T3">Quiero conocerte…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601/2"/>
            <draw:equation draw:name="f1" draw:formula="1099/2"/>
            <draw:equation draw:name="f2" draw:formula="1099"/>
            <draw:equation draw:name="f3" draw:formula="7601"/>
          </draw:enhanced-geometry>
        </draw:custom-shape>
        <presentation:notes draw:style-name="dp2">
          <draw:page-thumbnail draw:layer="layout" svg:width="13.97cm" svg:height="10.473cm" svg:x="3.81cm" svg:y="2.121cm" draw:page-number="6" presentation:class="page"/>
          <draw:frame presentation:style-name="pr4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7" draw:style-name="dp1" draw:master-page-name="Titular1" presentation:presentation-page-layout-name="AL2T11">
        <draw:frame presentation:style-name="pr3" draw:text-style-name="P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1"><text:span text:style-name="T2">Quiero conocerte cada día mas a ti estar en tu presencia </text:span><text:span text:style-name="T2"><text:line-break/></text:span><text:span text:style-name="T2">y adorar revélanos tu gloria deseamos ir mucho mas en ti </text:span><text:span text:style-name="T2"><text:line-break/></text:span><text:span text:style-name="T2">queremos tu presencia Jesús..</text:span></text:p>
              </text:list-header>
            </text:list>
          </draw:text-box>
        </draw:frame>
        <draw:custom-shape draw:style-name="gr6" draw:text-style-name="P5" draw:layer="layout" svg:width="8.801cm" svg:height="1.098cm" svg:x="15.699cm" svg:y="17.127cm">
          <text:list text:style-name="L1">
            <text:list-header>
              <text:p text:style-name="P4"><text:span text:style-name="T3">//Al que esta sentado..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8801/2"/>
            <draw:equation draw:name="f1" draw:formula="1099/2"/>
            <draw:equation draw:name="f2" draw:formula="1099"/>
            <draw:equation draw:name="f3" draw:formula="8801"/>
          </draw:enhanced-geometry>
        </draw:custom-shape>
        <presentation:notes draw:style-name="dp2">
          <draw:page-thumbnail draw:layer="layout" svg:width="13.97cm" svg:height="10.473cm" svg:x="3.81cm" svg:y="2.121cm" draw:page-number="7" presentation:class="page"/>
          <draw:frame presentation:style-name="pr4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8" draw:style-name="dp1" draw:master-page-name="Titular1" presentation:presentation-page-layout-name="AL2T11">
        <draw:frame presentation:style-name="pr3" draw:text-style-name="P2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1"><text:span text:style-name="T2">//Al que esta sentado en el trono al que vive </text:span><text:span text:style-name="T2"><text:line-break/></text:span><text:span text:style-name="T2">para siempre y siempre sea la gloria sea la honra y el </text:span><text:span text:style-name="T2"><text:line-break/></text:span><text:span text:style-name="T2">poder sea la gloria sea la honra y el poder//</text:span><text:span text:style-name="T6"> </text:span></text:p>
              </text:list-header>
            </text:list>
          </draw:text-box>
        </draw:frame>
        <presentation:notes draw:style-name="dp2">
          <draw:page-thumbnail draw:layer="layout" svg:width="13.97cm" svg:height="10.473cm" svg:x="3.81cm" svg:y="2.121cm" draw:page-number="8" presentation:class="page"/>
          <draw:frame presentation:style-name="pr4" draw:text-style-name="P3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3E0000002E8677A98F019EE79B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bitmap" draw:fill-color="#96ab94" draw:fill-image-name="Bitmap_20_1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92cm" fo:padding-bottom="0cm" fo:padding-left="0cm" fo:padding-right="0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8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8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fo:background-color="transparent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ular1-background" style:family="presentation">
      <style:graphic-properties draw:stroke="none" draw:fill="bitmap" draw:fill-color="#96ab94" draw:fill-image-name="Bitmap_20_1" style:repeat="stretch" draw:textarea-horizontal-align="center" draw:textarea-vertical-align="middle" draw:shadow-color="#808080"/>
      <style:paragraph-properties fo:text-align="center"/>
    </style:style>
    <style:style style:name="Titular1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ular1-notes" style:family="presentation">
      <style:graphic-properties draw:stroke="none" draw:fill="none">
        <text:list-style style:name="Titular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ar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ular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83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outline2" style:family="presentation" style:parent-style-name="Titular1-outline1">
      <style:graphic-properties>
        <text:list-style style:name="Titular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83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Titular1-outline3" style:family="presentation" style:parent-style-name="Titular1-outline2">
      <style:paragraph-properties fo:margin-left="3.175cm" fo:margin-right="0cm" fo:margin-top="0.299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4" style:family="presentation" style:parent-style-name="Titular1-outline3">
      <style:paragraph-properties fo:margin-left="4.445cm" fo:margin-right="0cm" fo:margin-top="0.202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5" style:family="presentation" style:parent-style-name="Titular1-outline4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6" style:family="presentation" style:parent-style-name="Titular1-outline5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7" style:family="presentation" style:parent-style-name="Titular1-outline6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8" style:family="presentation" style:parent-style-name="Titular1-outline7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outline9" style:family="presentation" style:parent-style-name="Titular1-outline8">
      <style:paragraph-properties fo:margin-left="5.715cm" fo:margin-right="0cm" fo:margin-top="0.101cm" fo:margin-bottom="0cm" fo:line-height="83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Titular1-subtitle" style:family="presentation">
      <style:graphic-properties draw:stroke="none" draw:fill="none" draw:textarea-vertical-align="middle">
        <text:list-style style:name="Titular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ar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ular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83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pitch="variable" fo:font-size="18pt" fo:font-style="normal" fo:text-shadow="none" style:text-underline-style="none" fo:font-weight="normal" style:letter-kerning="true" fo:background-color="transparent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96ab94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pr1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ular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ular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8b8b8b" style:text-position="0% 100%" style:font-name="Calibri" fo:font-size="12pt" fo:language="es" fo:country="BO" style:font-size-asian="12pt" style:language-asian="es" style:country-asian="BO" style:font-size-complex="12pt" style:language-complex="es" style:country-complex="BO"/>
    </style:style>
    <style:style style:name="MT2" style:family="text">
      <style:text-properties fo:color="#000000" style:font-name="Times New Roman" fo:font-size="14pt" fo:language="es" fo:country="EC" style:font-size-asian="14pt" style:language-asian="es" style:country-asian="EC" style:font-size-complex="14pt" style:language-complex="es" style:country-complex="E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1.586cm" svg:height="4.079cm" svg:x="1.905cm" svg:y="5.917cm" presentation:class="title" presentation:placeholder="true">
        <draw:text-box/>
      </draw:frame>
      <draw:frame draw:style-name="Mgr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5.923cm" svg:height="1.009cm" svg:x="18.202cm" svg:y="17.656cm" presentation:class="page-number">
        <draw:text-box>
          <text:list text:style-name="ML1">
            <text:list-header>
              <text:p text:style-name="MP8"><text:span text:style-name="MT1"><text:page-number>&lt;número&gt;</text:page-number></text:span></text:p>
            </text:list-header>
          </text:list>
        </draw:text-box>
      </draw:frame>
      <draw:frame presentation:style-name="Predeterminado-outline1" draw:layer="backgroundobjects" svg:width="22.856cm" svg:height="11.042cm" svg:x="1.27cm" svg:y="4.458cm" presentation:class="outline" presentation:placeholder="true">
        <draw:text-box/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Predeterminado-title" draw:layer="backgroundobjects" svg:width="18.618cm" svg:height="10.473cm" svg:x="1.482cm" svg:y="2.12cm" presentation:class="page"/>
        <draw:frame presentation:style-name="Predeterminado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draw:style-name="Mgr8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frame draw:style-name="Mgr9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draw:style-name="Mgr10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itular1" style:page-layout-name="PM1" draw:style-name="Mdp1">
      <draw:frame presentation:style-name="Titular1-title" draw:layer="backgroundobjects" svg:width="22.856cm" svg:height="3.17cm" svg:x="1.27cm" svg:y="0.763cm" presentation:class="title" presentation:placeholder="true">
        <draw:text-box/>
      </draw:frame>
      <draw:frame presentation:style-name="Titular1-outline1" draw:layer="backgroundobjects" svg:width="22.856cm" svg:height="12.568cm" svg:x="1.27cm" svg:y="4.445cm" presentation:class="outline" presentation:placeholder="true">
        <draw:text-box/>
      </draw:frame>
      <draw:frame draw:style-name="Mgr11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12" draw:text-style-name="MP9" draw:layer="backgroundobjects" svg:width="5.923cm" svg:height="1.009cm" svg:x="18.202cm" svg:y="17.656cm" presentation:class="page-number">
        <draw:text-box>
          <text:list text:style-name="ML1">
            <text:list-header>
              <text:p text:style-name="MP8"><text:span text:style-name="MT1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Titular1-title" draw:layer="backgroundobjects" svg:width="18.618cm" svg:height="10.473cm" svg:x="1.482cm" svg:y="2.12cm" presentation:class="page"/>
        <draw:frame presentation:style-name="Titular1-notes" draw:layer="backgroundobjects" svg:width="17.268cm" svg:height="12.568cm" svg:x="2.161cm" svg:y="13.269cm" presentation:class="notes" presentation:placeholder="true">
          <draw:text-box/>
        </draw:frame>
        <draw:frame presentation:style-name="Mpr1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2"><presentation:header/></text:span></text:p>
              </text:list-header>
            </text:list>
          </draw:text-box>
        </draw:frame>
        <draw:frame presentation:style-name="Mpr2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2"><presentation:date-time/></text:span></text:p>
              </text:list-header>
            </text:list>
          </draw:text-box>
        </draw:frame>
        <draw:frame presentation:style-name="Mpr3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2"><presentation:footer/></text:span></text:p>
              </text:list-header>
            </text:list>
          </draw:text-box>
        </draw:frame>
        <draw:frame presentation:style-name="Mpr4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Diapositiva 1</dc:title>
    <meta:initial-creator>JOSE-E</meta:initial-creator>
    <meta:creation-date>2013-09-01T17:46:34</meta:creation-date>
    <dc:creator>JOSE-E</dc:creator>
    <dc:date>2013-09-01T18:18:14</dc:date>
    <meta:editing-cycles>4</meta:editing-cycles>
    <meta:editing-duration>PT31M</meta:editing-duration>
    <meta:document-statistic meta:object-count="64"/>
    <meta:generator>LibreOffice/6.4.1.2$Linux_x86 LibreOffice_project/40$Build-2</meta:generator>
    <meta:user-defined meta:name="AppVersion">12.0000</meta:user-defined>
    <meta:user-defined meta:name="Company">H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